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4cc6"/>
    </style:style>
    <style:style style:name="P2" style:family="paragraph" style:parent-style-name="Text_20_body" style:list-style-name="L2">
      <style:text-properties officeooo:paragraph-rsid="001ac35b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officeooo:rsid="00194cc6"/>
    </style:style>
    <style:style style:name="T2" style:family="text">
      <style:text-properties fo:font-variant="normal" fo:text-transform="none" fo:color="#3a3a3a" style:font-name="Work Sans" fo:font-size="11.2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a3a3a" style:font-name="Work Sans" fo:font-size="11.25pt" fo:letter-spacing="normal" fo:font-style="normal" fo:font-weight="bold" officeooo:rsid="001be6ac" loext:padding="0cm" loext:border="none"/>
    </style:style>
    <style:style style:name="T4" style:family="text">
      <style:text-properties fo:font-variant="normal" fo:text-transform="none" fo:color="#3a3a3a" style:font-name="Work Sans" fo:font-size="11.25pt" fo:letter-spacing="normal" fo:font-style="normal" fo:font-weight="normal"/>
    </style:style>
    <style:style style:name="T5" style:family="text">
      <style:text-properties fo:font-variant="normal" fo:text-transform="none" fo:color="#3a3a3a" style:font-name="Work Sans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a53e33" style:text-line-through-style="none" style:text-line-through-type="none" style:font-name="Work Sans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a53e33" style:text-line-through-style="none" style:text-line-through-type="none" fo:font-size="11.25pt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F</text:span></text:span><text:span text:style-name="Strong_20_Emphasis"><text:span text:style-name="T2">ree </text:span></text:span><text:span text:style-name="Strong_20_Emphasis"><text:span text:style-name="T3">O</text:span></text:span><text:span text:style-name="Strong_20_Emphasis"><text:span text:style-name="T2">nline </text:span></text:span><text:span text:style-name="Strong_20_Emphasis"><text:span text:style-name="T3">S</text:span></text:span><text:span text:style-name="Strong_20_Emphasis"><text:span text:style-name="T2">oftware </text:span></text:span><text:span text:style-name="Strong_20_Emphasis"><text:span text:style-name="T3">T</text:span></text:span><text:span text:style-name="Strong_20_Emphasis"><text:span text:style-name="T2">esting </text:span></text:span><text:span text:style-name="Strong_20_Emphasis"><text:span text:style-name="T3">T</text:span></text:span><text:span text:style-name="Strong_20_Emphasis"><text:span text:style-name="T2">raining on a </text:span></text:span><text:span text:style-name="Strong_20_Emphasis"><text:span text:style-name="T3">L</text:span></text:span><text:span text:style-name="Strong_20_Emphasis"><text:span text:style-name="T2">ive </text:span></text:span><text:span text:style-name="Strong_20_Emphasis"><text:span text:style-name="T3">P</text:span></text:span><text:span text:style-name="Strong_20_Emphasis"><text:span text:style-name="T2">roject</text:span></text:span><text:span text:style-name="T1"> – From Software Testing Help - </text:span><text:a xlink:type="simple" xlink:href="https://www.softwaretestinghelp.com/free-online-software-testing-qa-training-course/" text:style-name="Internet_20_link" text:visited-style-name="Visited_20_Internet_20_Link">https://www.softwaretestinghelp.com/free-online-software-testing-qa-training-course/</text:a></text:p>
      <text:p text:style-name="P1"/>
      <text:list xml:id="list1542184121" text:style-name="L2">
        <text:list-item>
          <text:p text:style-name="P2"><text:span text:style-name="Strong_20_Emphasis"><text:span text:style-name="T2">Day 1:</text:span></text:span><text:span text:style-name="Strong_20_Emphasis"><text:span text:style-name="T5"> </text:span></text:span><text:a xlink:type="simple" xlink:href="https://www.softwaretestinghelp.com/free-online-software-testing-qa-training-course/" text:style-name="Internet_20_link" text:visited-style-name="Visited_20_Internet_20_Link"><text:span text:style-name="T6">Live Project introduction</text:span></text:a></text:p>
        </text:list-item>
        <text:list-item>
          <text:p text:style-name="P2"><text:span text:style-name="Strong_20_Emphasis"><text:span text:style-name="T2">Day 2:</text:span></text:span><text:span text:style-name="Strong_20_Emphasis"><text:span text:style-name="T5"> </text:span></text:span><text:a xlink:type="simple" xlink:href="https://www.softwaretestinghelp.com/rview-srs-document-and-create-test-scenarios-software-testing-training-course-day-2/" text:style-name="Internet_20_link" text:visited-style-name="Visited_20_Internet_20_Link"><text:span text:style-name="T6">Review SRS Document and Create Test Scenarios</text:span></text:a></text:p>
        </text:list-item>
        <text:list-item>
          <text:p text:style-name="P2"><text:span text:style-name="Strong_20_Emphasis"><text:span text:style-name="T2">Day 3:</text:span></text:span><text:span text:style-name="Strong_20_Emphasis"><text:span text:style-name="T5"> </text:span></text:span><text:a xlink:type="simple" xlink:href="https://www.softwaretestinghelp.com/how-to-write-test-plan-document-software-testing-training-day3/" text:style-name="Internet_20_link" text:visited-style-name="Visited_20_Internet_20_Link"><text:span text:style-name="T6">How to Write a Test Plan Document from Scratch</text:span></text:a></text:p>
        </text:list-item>
        <text:list-item>
          <text:p text:style-name="P2"><text:span text:style-name="Strong_20_Emphasis"><text:span text:style-name="T2">Day 4:</text:span></text:span><text:span text:style-name="Strong_20_Emphasis"><text:span text:style-name="T5"> </text:span></text:span><text:a xlink:type="simple" xlink:href="https://www.softwaretestinghelp.com/writing-test-cases-from-srs-software-testing-qa-training-day-4/" text:style-name="Internet_20_link" text:visited-style-name="Visited_20_Internet_20_Link"><text:span text:style-name="T6">Writing Test Cases from SRS Document</text:span></text:a></text:p>
        </text:list-item>
        <text:list-item>
          <text:p text:style-name="P2"><text:span text:style-name="Strong_20_Emphasis"><text:span text:style-name="T2">Day 5:</text:span></text:span><text:span text:style-name="Strong_20_Emphasis"><text:span text:style-name="T5"> </text:span></text:span><text:a xlink:type="simple" xlink:href="https://www.softwaretestinghelp.com/test-execution-software-testing-qa-training-on-a-live-project-day-5/" text:style-name="Internet_20_link" text:visited-style-name="Visited_20_Internet_20_Link"><text:span text:style-name="T6">Test Execution</text:span></text:a></text:p>
        </text:list-item>
        <text:list-item>
          <text:p text:style-name="P2"><text:span text:style-name="Strong_20_Emphasis"><text:span text:style-name="T2">Day 6:</text:span></text:span><text:span text:style-name="Strong_20_Emphasis"><text:span text:style-name="T5"> </text:span></text:span><text:a xlink:type="simple" xlink:href="https://www.softwaretestinghelp.com/bug-tracking-test-metrics-and-test-sign-off-free-qa-training-day-6/" text:style-name="Internet_20_link" text:visited-style-name="Visited_20_Internet_20_Link"><text:span text:style-name="T6">Bug Tracking, Test Metrics, and Test Sign off</text:span></text:a></text:p>
        </text:list-item>
      </text:list>
      <text:p text:style-name="P3"><text:span text:style-name="T6"/></text:p>
      <text:h text:style-name="P4" text:outline-level="1"><text:span text:style-name="T6">Practical Software Testing QA Process Flow (Requirements To Release) – </text:span><text:a xlink:type="simple" xlink:href="https://www.softwaretestinghelp.com/what-is-actual-testing-process-in-practical-or-company-environment/" text:style-name="Internet_20_link" text:visited-style-name="Visited_20_Internet_20_Link"><text:span text:style-name="T7">https://www.softwaretestinghelp.com/what-is-actual-testing-process-in-practical-or-company-environment/</text:span></text:a><text:span text:style-name="T6">.</text:span></text:h>
      <text:p text:style-name="P3"><text:span text:style-name="T6"/></text:p>
      <text:h text:style-name="P4" text:outline-level="1"><text:span text:style-name="T6">Testing Best Practices - </text:span><text:a xlink:type="simple" xlink:href="https://www.softwaretestinghelp.com/category/testing-best-practices/" text:style-name="Internet_20_link" text:visited-style-name="Visited_20_Internet_20_Link"><text:span text:style-name="T7">https://www.softwaretestinghelp.com/category/testing-best-practices/</text:span></text:a></text:h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0:24:59.282870374</meta:creation-date>
    <dc:date>2019-09-13T14:58:07.138052271</dc:date>
    <meta:editing-duration>PT4H22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3" meta:character-count="704" meta:non-whitespace-character-count="634"/>
  </office:meta>
</office:document-meta>
</file>